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4.212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8.296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3.194cm"/>
    </style:style>
    <style:style style:name="co15" style:family="table-column">
      <style:table-column-properties fo:break-before="auto" style:column-width="1.757cm"/>
    </style:style>
    <style:style style:name="co16" style:family="table-column">
      <style:table-column-properties fo:break-before="auto" style:column-width="2.584cm"/>
    </style:style>
    <style:style style:name="co17" style:family="table-column">
      <style:table-column-properties fo:break-before="auto" style:column-width="3.944cm"/>
    </style:style>
    <style:style style:name="co18" style:family="table-column">
      <style:table-column-properties fo:break-before="auto" style:column-width="0.942cm"/>
    </style:style>
    <style:style style:name="co19" style:family="table-column">
      <style:table-column-properties fo:break-before="auto" style:column-width="3.411cm"/>
    </style:style>
    <style:style style:name="co20" style:family="table-column">
      <style:table-column-properties fo:break-before="auto" style:column-width="2.529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0.614cm"/>
    </style:style>
    <style:style style:name="co23" style:family="table-column">
      <style:table-column-properties fo:break-before="auto" style:column-width="2.175cm"/>
    </style:style>
    <style:style style:name="co24" style:family="table-column">
      <style:table-column-properties fo:break-before="auto" style:column-width="12.624cm"/>
    </style:style>
    <style:style style:name="co25" style:family="table-column">
      <style:table-column-properties fo:break-before="auto" style:column-width="1.838cm"/>
    </style:style>
    <style:style style:name="co26" style:family="table-column">
      <style:table-column-properties fo:break-before="auto" style:column-width="2.106cm"/>
    </style:style>
    <style:style style:name="co27" style:family="table-column">
      <style:table-column-properties fo:break-before="auto" style:column-width="1.967cm"/>
    </style:style>
    <style:style style:name="co28" style:family="table-column">
      <style:table-column-properties fo:break-before="auto" style:column-width="2.096cm"/>
    </style:style>
    <style:style style:name="co29" style:family="table-column">
      <style:table-column-properties fo:break-before="auto" style:column-width="1.517cm"/>
    </style:style>
    <style:style style:name="co30" style:family="table-column">
      <style:table-column-properties fo:break-before="auto" style:column-width="5.332cm"/>
    </style:style>
    <style:style style:name="co31" style:family="table-column">
      <style:table-column-properties fo:break-before="auto" style:column-width="5.306cm"/>
    </style:style>
    <style:style style:name="co32" style:family="table-column">
      <style:table-column-properties fo:break-before="auto" style:column-width="2.115cm"/>
    </style:style>
    <style:style style:name="co33" style:family="table-column">
      <style:table-column-properties fo:break-before="auto" style:column-width="6.07cm"/>
    </style:style>
    <style:style style:name="co34" style:family="table-column">
      <style:table-column-properties fo:break-before="auto" style:column-width="2.385cm"/>
    </style:style>
    <style:style style:name="co35" style:family="table-column">
      <style:table-column-properties fo:break-before="auto" style:column-width="7.318cm"/>
    </style:style>
    <style:style style:name="co36" style:family="table-column">
      <style:table-column-properties fo:break-before="auto" style:column-width="5.99cm"/>
    </style:style>
    <style:style style:name="co37" style:family="table-column">
      <style:table-column-properties fo:break-before="auto" style:column-width="4.057cm"/>
    </style:style>
    <style:style style:name="co38" style:family="table-column">
      <style:table-column-properties fo:break-before="auto" style:column-width="5.921cm"/>
    </style:style>
    <style:style style:name="co39" style:family="table-column">
      <style:table-column-properties fo:break-before="auto" style:column-width="3.78cm"/>
    </style:style>
    <style:style style:name="co40" style:family="table-column">
      <style:table-column-properties fo:break-before="auto" style:column-width="5.479cm"/>
    </style:style>
    <style:style style:name="co41" style:family="table-column">
      <style:table-column-properties fo:break-before="auto" style:column-width="4.673cm"/>
    </style:style>
    <style:style style:name="co42" style:family="table-column">
      <style:table-column-properties fo:break-before="auto" style:column-width="1.385cm"/>
    </style:style>
    <style:style style:name="co43" style:family="table-column">
      <style:table-column-properties fo:break-before="auto" style:column-width="1.524cm"/>
    </style:style>
    <style:style style:name="co44" style:family="table-column">
      <style:table-column-properties fo:break-before="auto" style:column-width="3.849cm"/>
    </style:style>
    <style:style style:name="co45" style:family="table-column">
      <style:table-column-properties fo:break-before="auto" style:column-width="3.044cm"/>
    </style:style>
    <style:style style:name="co46" style:family="table-column">
      <style:table-column-properties fo:break-before="auto" style:column-width="4.32cm"/>
    </style:style>
    <style:style style:name="co47" style:family="table-column">
      <style:table-column-properties fo:break-before="auto" style:column-width="4.2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3b3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deb3d"/>
      <style:text-properties fo:font-weight="bold"/>
    </style:style>
    <style:style style:name="ce26" style:family="table-cell" style:parent-style-name="Default">
      <style:table-cell-properties fo:background-color="#e6ff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/>
    </style:style>
    <style:style style:name="ce35" style:family="table-cell" style:parent-style-name="Default">
      <style:text-properties fo:font-weight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fo:font-weight="normal"/>
    </style:style>
    <style:style style:name="ce45" style:family="table-cell" style:parent-style-name="Default">
      <style:table-cell-properties fo:border-bottom="none" fo:border-left="0.088cm solid #000000" fo:border-right="none" fo:border-top="0.088cm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0.088cm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88cm solid #000000" fo:border-left="0.088cm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88cm solid #000000" fo:border-top="0.088cm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0.088cm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88cm solid #000000" fo:border-left="none" fo:border-right="0.088cm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none" fo:border-right="none" fo:border-top="0.088cm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font-size="14pt"/>
    </style:style>
    <style:style style:name="ce53" style:family="table-cell" style:parent-style-name="Default">
      <style:text-properties fo:font-size="14pt" fo:font-weight="bold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ext-properties fo:font-size="12pt" fo:font-weight="bold"/>
    </style:style>
    <style:style style:name="ce56" style:family="table-cell" style:parent-style-name="Default">
      <style:text-properties fo:font-size="12pt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8" style:family="table-cell" style:parent-style-name="Default">
      <style:table-cell-properties fo:border="0.002cm solid #000000"/>
    </style:style>
    <style:style style:name="gr1" style:family="graphic">
      <style:graphic-properties draw:textarea-horizontal-align="justify" draw:textarea-vertical-align="middle" draw:auto-grow-height="false" fo:min-height="0cm" fo:min-width="0cm"/>
    </style:style>
    <style:style style:name="gr2" style:family="graphic">
      <style:graphic-properties draw:stroke="solid" svg:stroke-width="0.079cm" svg:stroke-color="#000000" draw:marker-start="Стили_20_стрелок_20_1" draw:marker-start-width="0.237cm" draw:marker-start-center="false" draw:marker-end="Стили_20_стрелок_20_2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tart-line-spacing-horizontal="0cm" draw:start-line-spacing-vertical="0cm" draw:end-line-spacing-horizontal="0cm" draw:end-line-spacing-vertical="0cm"/>
    </style:style>
    <style:style style:name="gr3" style:family="graphic">
      <style:graphic-properties svg:stroke-width="0.051cm" draw:marker-start="" draw:marker-end="Arrow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1cm" draw:marker-end="Arrow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6" style:family="graphic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7" style:family="graphic">
      <style:graphic-properties draw:stroke="solid" svg:stroke-width="0.026cm" svg:stroke-color="#000000" draw:fill="solid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8" style:family="graphic">
      <style:graphic-properties draw:stroke="solid" svg:stroke-width="0.106cm" svg:stroke-color="#000000" draw:fill="none" draw:fill-color="#ffffff" draw:textarea-horizontal-align="center" draw:textarea-vertical-align="middle" fo:padding-top="0.053cm" fo:padding-bottom="0.053cm" fo:padding-left="0.053cm" fo:padding-right="0.05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4" office:value-type="string">
            <text:p>+0</text:p>
          </table:table-cell>
          <table:table-cell table:style-name="ce14" office:value-type="string">
            <text:p>+1</text:p>
          </table:table-cell>
          <table:table-cell table:style-name="ce14" office:value-type="string">
            <text:p>+2</text:p>
          </table:table-cell>
          <table:table-cell table:style-name="ce14" office:value-type="string">
            <text:p>+3</text:p>
          </table:table-cell>
          <table:table-cell table:style-name="ce14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6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5" office:value-type="string">
            <text:p>t_IPC_OrgDest</text:p>
          </table:table-cell>
          <table:table-cell table:style-name="ce15" office:value-type="string">
            <text:p>t_IPC_Group</text:p>
          </table:table-cell>
          <table:table-cell table:style-name="ce15" office:value-type="string">
            <text:p>Command <text:s/>(c1)</text:p>
          </table:table-cell>
          <table:table-cell table:style-name="ce15" office:value-type="string">
            <text:p>TIpcErr</text:p>
          </table:table-cell>
          <table:table-cell table:style-name="ce19" office:value-type="string">
            <text:p>request length</text:p>
          </table:table-cell>
          <table:table-cell table:style-name="ce21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7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TIpcCCMonitorStringReq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TIpcDevMenuStringReq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0x1C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1.128cm" table:end-y="0.093cm" draw:z-index="4" draw:style-name="gr1" draw:text-style-name="P1" svg:width="1.076cm" svg:height="6.122cm" svg:x="0.052cm" svg:y="0.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E80 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6"/>
          <table:table-cell table:style-name="ce20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C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C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58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7" office:value-type="string">
            <text:p>5069AA3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8"/>
          <table:table-cell table:style-name="ce12"/>
          <table:table-cell table:style-name="ce18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B0F0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1.128cm" table:end-y="0.16cm" draw:z-index="0" draw:style-name="gr1" draw:text-style-name="P1" svg:width="1.076cm" svg:height="0.706cm" svg:x="0.052cm" svg:y="0.30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lcdpartialmode.dll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"/>
          <table:table-cell table:style-name="ce1">
            <draw:custom-shape table:end-cell-address="General.L38" table:end-x="1.094cm" table:end-y="0.018cm" draw:z-index="1" draw:style-name="gr1" draw:text-style-name="P1" svg:width="1.042cm" svg:height="0.459cm" svg:x="0.052cm" svg:y="0.4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9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1.13cm" table:end-y="0.051cm" draw:z-index="2" draw:style-name="gr1" draw:text-style-name="P1" svg:width="1.042cm" svg:height="0.883cm" svg:x="0.088cm" svg:y="0.01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7" office:value-type="string">
            <text:p>5069ABB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F</text:p>
          </table:table-cell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5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20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7" office:value-type="string">
            <text:p>5069AAC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7" office:value-type="string">
            <text:p>5069B08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F</text:p>
          </table:table-cell>
          <table:table-cell table:style-name="ce20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3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4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9"/>
          <table:table-cell table:style-name="ce11"/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1.094cm" table:end-y="0.178cm" draw:z-index="3" draw:style-name="gr1" draw:text-style-name="P1" svg:width="1.042cm" svg:height="0.883cm" svg:x="0.052cm" svg:y="0.14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5" office:value-type="string">
            <text:p>Mux channel</text:p>
          </table:table-cell>
          <table:table-cell table:style-name="ce25" office:value-type="string">
            <text:p>Program in Symbian</text:p>
          </table:table-cell>
          <table:table-cell table:style-name="ce25"/>
          <table:table-cell table:style-name="ce25" office:value-type="string">
            <text:p>Progra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  <table:table-cell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SiemensK1dsy.dsy</text:p>
          </table:table-cell>
          <table:table-cell table:style-name="ce26"/>
          <table:table-cell office:value-type="string">
            <text:p>/dev/mux4</text:p>
          </table:table-cell>
          <table:table-cell office:value-type="string">
            <text:p>ipc_ds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string">
            <text:p>Modem</text:p>
          </table:table-cell>
          <table:table-cell table:style-name="ce29"/>
          <table:table-cell table:style-name="ce35" office:value-type="string">
            <text:p>OMAP</text:p>
          </table:table-cell>
          <table:table-cell table:style-name="ce36" office:value-type="string">
            <text:p>STATE</text:p>
          </table:table-cell>
          <table:table-cell/>
        </table:table-row>
        <table:table-row table:style-name="ro1">
          <table:table-cell/>
          <table:table-cell table:style-name="ce30" office:value-type="string">
            <text:p>F7 F7 F7 F7 -&gt;</text:p>
          </table:table-cell>
          <table:table-cell table:style-name="ce33"/>
          <table:table-cell table:style-name="ce32"/>
          <table:table-cell office:value-type="string">
            <text:p>s1</text:p>
          </table:table-cell>
          <table:table-cell office:value-type="string">
            <text:p>frame-&gt;control = WAKE</text:p>
          </table:table-cell>
        </table:table-row>
        <table:table-row table:style-name="ro1">
          <table:table-cell/>
          <table:table-cell table:style-name="ce30"/>
          <table:table-cell table:style-name="ce33" office:value-type="string">
            <text:p>&lt;-</text:p>
          </table:table-cell>
          <table:table-cell table:style-name="ce32" office:value-type="string">
            <text:p>F9</text:p>
          </table:table-cell>
          <table:table-cell office:value-type="string">
            <text:p>s2</text:p>
          </table:table-cell>
          <table:table-cell office:value-type="string">
            <text:p>power_state = PWR_WAKING</text:p>
          </table:table-cell>
        </table:table-row>
        <table:table-row table:style-name="ro1">
          <table:table-cell table:style-name="ce27" office:value-type="string">
            <text:p>Sequence 1</text:p>
          </table:table-cell>
          <table:table-cell table:style-name="ce30" office:value-type="string">
            <text:p>F9.frame....F9 -&gt;</text:p>
          </table:table-cell>
          <table:table-cell table:style-name="ce33"/>
          <table:table-cell table:style-name="ce32"/>
          <table:table-cell office:value-type="string">
            <text:p>s3</text:p>
          </table:table-cell>
          <table:table-cell office:value-type="string">
            <text:p>power_state = PWR_ON</text:p>
          </table:table-cell>
        </table:table-row>
        <table:table-row table:style-name="ro1">
          <table:table-cell table:style-name="ce28" office:value-type="string">
            <text:p>modem</text:p>
          </table:table-cell>
          <table:table-cell table:style-name="ce31"/>
          <table:table-cell table:style-name="ce34" office:value-type="string">
            <text:p>&lt;-</text:p>
          </table:table-cell>
          <table:table-cell table:style-name="ce32" office:value-type="string">
            <text:p>F9 F9 F9</text:p>
          </table:table-cell>
          <table:table-cell office:value-type="string">
            <text:p>s4</text:p>
          </table:table-cell>
          <table:table-cell/>
        </table:table-row>
        <table:table-row table:style-name="ro1">
          <table:table-cell table:style-name="ce28" office:value-type="string">
            <text:p>wakes OMAP</text:p>
          </table:table-cell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rame</text:p>
          </table:table-cell>
          <table:table-cell office:value-type="string">
            <text:p>s5</text:p>
          </table:table-cell>
          <table:table-cell/>
        </table:table-row>
        <table:table-row table:style-name="ro1">
          <table:table-cell table:style-name="ce28"/>
          <table:table-cell/>
          <table:table-cell table:style-name="ce27"/>
          <table:table-cell table:number-columns-repeated="3"/>
        </table:table-row>
        <table:table-row table:style-name="ro1">
          <table:table-cell table:style-name="ce28"/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7 F7 F7 F7 F7....</text:p>
          </table:table-cell>
          <table:table-cell office:value-type="string">
            <text:p>s6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7" office:value-type="string">
            <text:p>Sequence 2</text:p>
          </table:table-cell>
          <table:table-cell table:style-name="ce30" office:value-type="string">
            <text:p>F9 F9 F9 F9</text:p>
          </table:table-cell>
          <table:table-cell table:style-name="ce33" office:value-type="string">
            <text:p>-&gt;</text:p>
          </table:table-cell>
          <table:table-cell table:style-name="ce32"/>
          <table:table-cell office:value-type="string">
            <text:p>s7</text:p>
          </table:table-cell>
          <table:table-cell/>
        </table:table-row>
        <table:table-row table:style-name="ro1">
          <table:table-cell table:style-name="ce28" office:value-type="string">
            <text:p>OMAP</text:p>
          </table:table-cell>
          <table:table-cell table:style-name="ce32"/>
          <table:table-cell table:style-name="ce32" office:value-type="string">
            <text:p>&lt;-</text:p>
          </table:table-cell>
          <table:table-cell table:style-name="ce32" office:value-type="string">
            <text:p>Frame...</text:p>
          </table:table-cell>
          <table:table-cell office:value-type="string">
            <text:p>s8</text:p>
          </table:table-cell>
          <table:table-cell/>
        </table:table-row>
        <table:table-row table:style-name="ro1">
          <table:table-cell table:style-name="ce28" office:value-type="string">
            <text:p>wakes modem</text:p>
          </table:table-cell>
          <table:table-cell table:number-columns-repeated="5"/>
        </table:table-row>
        <table:table-row table:style-name="ro1" table:number-rows-repeated="6">
          <table:table-cell table:style-name="ce28"/>
          <table:table-cell table:number-columns-repeated="5"/>
        </table:table-row>
        <table:table-row table:style-name="ro1">
          <table:table-cell table:style-name="ce28"/>
          <table:table-cell office:value-type="string">
            <text:p>00 06 0D FF 00 00 = GetSim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4"/>
        </table:table-row>
      </table:table>
      <table:table table:name="Sound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9" office:value-type="string">
            <text:p>+0</text:p>
          </table:table-cell>
          <table:table-cell table:style-name="ce39" office:value-type="string">
            <text:p>+1</text:p>
          </table:table-cell>
          <table:table-cell table:style-name="ce39" office:value-type="string">
            <text:p>+2</text:p>
          </table:table-cell>
          <table:table-cell table:style-name="ce39" office:value-type="string">
            <text:p>+3</text:p>
          </table:table-cell>
          <table:table-cell table:style-name="ce39" office:value-type="string">
            <text:p>+5</text:p>
          </table:table-cell>
          <table:table-cell table:style-name="ce41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6" office:value-type="string">
            <text:p>IPC_OrgDest</text:p>
          </table:table-cell>
          <table:table-cell table:style-name="ce16" office:value-type="string">
            <text:p>IPC_Group</text:p>
          </table:table-cell>
          <table:table-cell table:style-name="ce16" office:value-type="string">
            <text:p>Cmd <text:s/>(c1)</text:p>
          </table:table-cell>
          <table:table-cell table:style-name="ce16" office:value-type="string">
            <text:p>us1=length</text:p>
          </table:table-cell>
          <table:table-cell table:style-name="ce16" office:value-type="string">
            <text:p>TIpcErr</text:p>
          </table:table-cell>
          <table:table-cell table:style-name="ce42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8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6" table:number-columns-repeated="5"/>
          <table:table-cell table:style-name="ce42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6" table:number-columns-repeated="5"/>
          <table:table-cell table:style-name="ce42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3">
            <text:p>3</text:p>
          </table:table-cell>
          <table:table-cell table:style-name="ce38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1.693cm" table:end-y="0.141cm" draw:z-index="0" draw:style-name="gr1" draw:text-style-name="P1" svg:width="1.321cm" svg:height="1.564cm" svg:x="0.372cm" svg:y="0.35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4">
            <text:p>4</text:p>
          </table:table-cell>
          <table:table-cell table:style-name="ce38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1">
            <text:p>1</text:p>
          </table:table-cell>
          <table:table-cell table:style-name="ce38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0">
            <text:p>0</text:p>
          </table:table-cell>
          <table:table-cell table:style-name="ce38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2">
            <text:p>2</text:p>
          </table:table-cell>
          <table:table-cell table:style-name="ce38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9">
            <text:p>9</text:p>
          </table:table-cell>
          <table:table-cell table:style-name="ce38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string">
            <text:p>A</text:p>
          </table:table-cell>
          <table:table-cell table:style-name="ce38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5">
            <text:p>5</text:p>
          </table:table-cell>
          <table:table-cell table:style-name="ce38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3"/>
          <table:table-cell table:style-name="ce1" table:number-columns-repeated="247"/>
        </table:table-row>
        <table:table-row table:style-name="ro1">
          <table:table-cell table:style-name="ce37" office:value-type="float" office:value="6">
            <text:p>6</text:p>
          </table:table-cell>
          <table:table-cell table:style-name="ce38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7" office:value-type="float" office:value="7">
            <text:p>7</text:p>
          </table:table-cell>
          <table:table-cell table:style-name="ce38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38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7"/>
          <table:table-cell table:style-name="ce1" table:number-columns-repeated="7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37"/>
          <table:table-cell table:style-name="ce38"/>
          <table:table-cell table:style-name="ce1" table:number-columns-repeated="6"/>
          <table:table-cell table:style-name="ce37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/>
          <table:table-cell table:style-name="ce38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5" office:value-type="string">
            <text:p>Играем мп3</text:p>
          </table:table-cell>
          <table:table-cell table:style-name="ce35" office:value-type="string">
            <text:p>Звонок исходящий</text:p>
          </table:table-cell>
          <table:table-cell table:style-name="ce35" office:value-type="string">
            <text:p>Звонок входящий</text:p>
          </table:table-cell>
          <table:table-cell table:style-name="ce35" office:value-type="string">
            <text:p>Запись с диктофона</text:p>
          </table:table-cell>
          <table:table-cell table:style-name="ce35" office:value-type="string">
            <text:p>Запись разговора</text:p>
          </table:table-cell>
          <table:table-cell table:style-name="ce35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4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USB cable</text:p>
          </table:table-cell>
          <table:table-cell table:style-name="ce35" office:value-type="string">
            <text:p>COM cable</text:p>
          </table:table-cell>
          <table:table-cell table:style-name="ce35" office:value-type="string">
            <text:p>Гарнитура</text:p>
          </table:table-cell>
          <table:table-cell table:style-name="ce35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4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/>
          <table:table-cell table:style-name="ce51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R</text:p>
          </table:table-cell>
          <table:table-cell>
            <draw:connector table:end-cell-address="SoundScheme.K7" table:end-x="1.752cm" table:end-y="0.171cm" draw:z-index="7" draw:style-name="gr2" draw:text-style-name="P2" svg:x1="15.754cm" svg:y1="0.596cm" svg:x2="1.749cm" svg:y2="0.423cm" svg:d="m18651 2722h-7002v-173h-7003">
              <text:p/>
            </draw:connector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T</text:p>
          </table:table-cell>
          <table:table-cell table:number-columns-repeated="9"/>
          <table:table-cell table:style-name="ce46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>
            <draw:line table:end-cell-address="SoundScheme.K8" table:end-x="1.671cm" table:end-y="0.16cm" draw:z-index="11" draw:style-name="gr3" draw:text-style-name="P1" svg:x1="15.673cm" svg:y1="0.16cm" svg:x2="1.647cm" svg:y2="0.16cm">
              <text:p/>
            </draw:line>
            <draw:line table:end-cell-address="SoundScheme.C23" table:end-x="1.731cm" table:end-y="0.185cm" draw:z-index="12" draw:style-name="gr4" draw:text-style-name="P1" svg:x1="1.731cm" svg:y1="0.107cm" svg:x2="1.731cm" svg:y2="6.564cm">
              <text:p/>
            </draw:line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1</text:p>
          </table:table-cell>
          <table:table-cell table:number-columns-repeated="9"/>
          <table:table-cell table:style-name="ce46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2</text:p>
          </table:table-cell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AUDIO PART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3cm" table:end-y="0.223cm" draw:z-index="3" draw:style-name="gr5" draw:text-style-name="P1" svg:width="1.314cm" svg:height="0.822cm" svg:x="0.438cm" svg:y="0.25cm" svg:viewBox="0 0 1315 823" draw:points="0,823 49,0 1315,0">
              <text:p/>
            </draw:polyline>
          </table:table-cell>
          <table:table-cell table:style-name="ce46" office:value-type="string">
            <text:p>AUDI_A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 office:value-type="string">
            <text:p>EPN2</text:p>
            <draw:line table:end-cell-address="SoundScheme.G15" table:end-x="0.004cm" table:end-y="0.199cm" draw:z-index="4" draw:style-name="gr6" draw:text-style-name="P2" svg:x1="8.523cm" svg:y1="0.199cm" svg:x2="1.491cm" svg:y2="0.174cm">
              <text:p/>
            </draw:line>
          </table:table-cell>
          <table:table-cell table:number-columns-repeated="4"/>
          <table:table-cell table:style-name="ce46" office:value-type="string">
            <text:p>AUDI_B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line table:end-cell-address="SoundScheme.F16" table:end-x="1.697cm" table:end-y="0.2cm" draw:z-index="1" draw:style-name="gr6" draw:text-style-name="P2" svg:x1="5.197cm" svg:y1="0.2cm" svg:x2="1.722cm" svg:y2="0.2cm">
              <text:p/>
            </draw:line>
          </table:table-cell>
          <table:table-cell/>
          <table:table-cell>
            <draw:line table:end-cell-address="SoundScheme.F16" table:end-x="0.467cm" table:end-y="0.2cm" draw:z-index="2" draw:style-name="gr5" draw:text-style-name="P2" svg:x1="0.466cm" svg:y1="0.2cm" svg:x2="0.467cm" svg:y2="0.2cm">
              <text:p/>
            </draw:line>
          </table:table-cell>
          <table:table-cell table:style-name="ce46" office:value-type="string">
            <text:p>AUDI_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RINGIN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polygon table:end-cell-address="SoundScheme.D20" table:end-x="0.819cm" table:end-y="0.249cm" draw:z-index="10" draw:style-name="gr7" draw:text-style-name="P1" svg:width="0.603cm" svg:height="0.575cm" svg:x="0.215cm" svg:y="0.099cm" svg:viewBox="0 0 604 576" draw:points="453,0 453,431 604,431 298,576 0,431 146,431 146,0">
              <text:p/>
            </draw:polygon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/>
          <table:table-cell>
            <draw:polygon table:end-cell-address="SoundScheme.C23" table:end-x="0.74cm" table:end-y="0.05cm" draw:z-index="8" draw:style-name="gr7" draw:text-style-name="P1" svg:width="0.629cm" svg:height="0.546cm" svg:x="0.11cm" svg:y="0.353cm" svg:viewBox="0 0 630 547" draw:points="0,130 472,130 472,0 630,268 472,547 472,409 0,409">
              <text:p/>
            </draw:polygon>
          </table:table-cell>
          <table:table-cell table:number-columns-repeated="2"/>
          <table:table-cell>
            <draw:polygon table:end-cell-address="SoundScheme.F23" table:end-x="1.422cm" table:end-y="0.074cm" draw:z-index="9" draw:style-name="gr7" draw:text-style-name="P1" svg:width="0.627cm" svg:height="0.547cm" svg:x="0.794cm" svg:y="0.376cm" svg:viewBox="0 0 628 548" draw:points="0,130 471,130 471,0 628,268 471,548 471,410 0,410">
              <text:p/>
            </draw:polygon>
          </table:table-cell>
          <table:table-cell table:style-name="ce46"/>
          <table:table-cell table:style-name="ce49"/>
          <table:table-cell>
            <draw:line table:end-cell-address="SoundScheme.J21" table:end-x="1.727cm" table:end-y="0cm" draw:z-index="5" draw:style-name="gr6" draw:text-style-name="P2" svg:x1="3.477cm" svg:y1="0cm" svg:x2="-0.001cm" svg:y2="0cm">
              <text:p/>
            </draw:line>
          </table:table-cell>
          <table:table-cell table:number-columns-repeated="247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MONO</text:p>
            <draw:line table:end-cell-address="SoundScheme.J22" table:end-x="1.727cm" table:end-y="0.426cm" draw:z-index="6" draw:style-name="gr6" draw:text-style-name="P2" svg:x1="5.227cm" svg:y1="0.401cm" svg:x2="1.723cm" svg:y2="0.426cm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 office:value-type="string">
            <text:p>A_I2S_</text:p>
          </table:table-cell>
          <table:table-cell>
            <draw:line table:end-cell-address="SoundScheme.G23" table:end-x="0.03cm" table:end-y="0.277cm" draw:z-index="0" draw:style-name="gr8" draw:text-style-name="P2" svg:x1="0.026cm" svg:y1="0.277cm" svg:x2="7.031cm" svg:y2="0.277cm">
              <text:p/>
            </draw:line>
          </table:table-cell>
          <table:table-cell table:number-columns-repeated="3"/>
          <table:table-cell table:style-name="ce46" office:value-type="string">
            <text:p>DA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7"/>
          <table:table-cell table:style-name="ce50"/>
          <table:table-cell table:number-columns-repeated="4"/>
          <table:table-cell table:style-name="ce47"/>
          <table:table-cell table:style-name="ce50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table:table-column table:style-name="co21" table:default-cell-style-name="ce52"/>
        <table:table-column table:style-name="co44" table:default-cell-style-name="ce52"/>
        <table:table-column table:style-name="co21" table:default-cell-style-name="ce52"/>
        <table:table-column table:style-name="co45" table:number-columns-repeated="2" table:default-cell-style-name="ce52"/>
        <table:table-column table:style-name="co46" table:default-cell-style-name="ce52"/>
        <table:table-column table:style-name="co21" table:number-columns-repeated="250" table:default-cell-style-name="ce52"/>
        <table:table-row table:style-name="ro7">
          <table:table-cell table:number-columns-repeated="256"/>
        </table:table-row>
        <table:table-row table:style-name="ro7">
          <table:table-cell/>
          <table:table-cell table:style-name="ce53" office:value-type="string">
            <text:p>Server Name</text:p>
          </table:table-cell>
          <table:table-cell table:style-name="ce53" office:value-type="string">
            <text:p>Needed?</text:p>
          </table:table-cell>
          <table:table-cell table:style-name="Default"/>
          <table:table-cell table:style-name="ce53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table:table-column table:style-name="co47" table:default-cell-style-name="ce54"/>
        <table:table-column table:style-name="co21" table:number-columns-repeated="255" table:default-cell-style-name="ce54"/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5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5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6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Phone" table:style-name="ta2" table:print="false">
        <office:forms form:automatic-focus="false" form:apply-design-mode="false"/>
        <table:table-column table:style-name="co2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7" office:value-type="string">
            <text:p>sta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8" office:value-type="string">
            <text:p>net_regis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in?</text:p>
          </table:table-cell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integer-digits="1" number:min-exponent-digits="1"/>
    </number:number-style>
    <number:number-style style:name="N118P0" style:volatile="true">
      <number:number number:decimal-places="0" number:min-integer-digits="1" number:grouping="true"/>
      <number:text> $</number:text>
    </number:number-style>
    <number:number-style style:name="N118">
      <number:text>-</number:text>
      <number:number number:decimal-places="0" number:min-integer-digits="1" number:grouping="true"/>
      <number:text> $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$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$</number:text>
    </number:number-style>
    <number:number-style style:name="N121">
      <number:text>-</number:text>
      <number:number number:decimal-places="2" number:min-integer-digits="1" number:grouping="true"/>
      <number:text> $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$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$ </number:text>
    </number:number-style>
    <number:number-style style:name="N126P1" style:volatile="true">
      <number:text>-</number:text>
      <number:number number:decimal-places="0" number:min-integer-digits="1" number:grouping="true"/>
      <number:text> $ </number:text>
    </number:number-style>
    <number:number-style style:name="N126P2" style:volatile="true">
      <number:text> - $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$ </number:text>
    </number:number-style>
    <number:number-style style:name="N134P1" style:volatile="true">
      <number:text>-</number:text>
      <number:number number:decimal-places="2" number:min-integer-digits="1" number:grouping="true"/>
      <number:text> $ </number:text>
    </number:number-style>
    <number:number-style style:name="N134P2" style:volatile="true">
      <number:text> -</number:text>
      <number:number number:decimal-places="0" number:min-integer-digits="0"/>
      <number:text>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7">17.09.2008</text:date>, <text:time>15:42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ser</meta:initial-creator>
    <meta:creation-date>2006-02-21T05:16:51</meta:creation-date>
    <dc:creator>Vladimir</dc:creator>
    <dc:date>2008-09-17T15:42:16</dc:date>
    <meta:print-date>2006-07-01T17:38:15</meta:print-date>
    <meta:editing-cycles>137</meta:editing-cycles>
    <meta:editing-duration>P3DT8H59M13S</meta:editing-duration>
    <meta:user-defined meta:name="Info 1"/>
    <meta:user-defined meta:name="Info 2"/>
    <meta:user-defined meta:name="Info 3"/>
    <meta:user-defined meta:name="Info 4"/>
    <meta:document-statistic meta:table-count="8" meta:cell-count="975" meta:object-count="19"/>
  </office:meta>
</office:document-meta>
</file>